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4.58cm"/>
    </style:style>
    <style:style style:name="gr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306cm" fo:min-width="4.58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09cm" fo:min-width="4.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781cm" fo:min-width="4.5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836cm" fo:min-width="4.5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5.084cm" fo:min-width="8.55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37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11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0.582cm"/>
      <style:paragraph-properties style:writing-mode="lr-tb"/>
    </style:style>
    <style:style style:name="gr19" style:family="graphic" style:parent-style-name="Object_20_without_20_fill_5f_1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397cm" fo:min-width="0.14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fill-color="#ff860d" draw:textarea-horizontal-align="justify" draw:textarea-vertical-align="top" draw:auto-grow-height="false" fo:min-height="7.878cm" fo:min-width="6.104cm"/>
    </style:style>
    <style:style style:name="gr26" style:family="graphic" style:parent-style-name="standard">
      <style:graphic-properties draw:textarea-horizontal-align="justify" draw:textarea-vertical-align="top" draw:auto-grow-height="false" fo:min-height="7.838cm" fo:min-width="8.559cm"/>
    </style:style>
    <style:style style:name="gr2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371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156cm"/>
      <style:paragraph-properties style:writing-mode="lr-tb"/>
    </style:style>
    <style:style style:name="gr3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793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135cm"/>
      <style:paragraph-properties style:writing-mode="lr-tb"/>
    </style:style>
    <style:style style:name="gr32" style:family="graphic" style:parent-style-name="Object_20_without_20_fill_5f_1">
      <style:graphic-properties draw:marker-end="Arrow" draw:marker-end-width="0.3cm" draw:fill="solid" draw:textarea-vertical-align="top"/>
    </style:style>
    <style:style style:name="gr33" style:family="graphic" style:parent-style-name="standard">
      <style:graphic-properties draw:textarea-horizontal-align="justify" draw:textarea-vertical-align="top" draw:auto-grow-height="false" fo:min-height="0.398cm" fo:min-width="0.148cm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6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312cm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02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0.949cm"/>
      <style:paragraph-properties style:writing-mode="lr-tb"/>
    </style:style>
    <style:style style:name="gr39" style:family="graphic" style:parent-style-name="Object_20_without_20_fill_5f_1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1.02cm" fo:min-width="0.415cm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162cm" fo:min-width="5.85cm"/>
    </style:style>
    <style:style style:name="gr4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05cm"/>
      <style:paragraph-properties style:writing-mode="lr-tb"/>
    </style:style>
    <style:style style:name="gr44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06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37cm"/>
      <style:paragraph-properties style:writing-mode="lr-tb"/>
    </style:style>
    <style:style style:name="gr4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0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06cm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5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2a6099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81d41a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0000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3.814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2.073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2.249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-3.899cm" style:use-optimal-row-height="false"/>
    </style:style>
    <style:style style:name="ro3" style:family="table-row">
      <style:table-row-properties style:row-height="0.974cm" style:use-optimal-row-height="false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0pt" style:font-size-asian="10pt" style:font-size-complex="10pt"/>
    </style:style>
    <style:style style:name="P8" style:family="paragraph">
      <style:paragraph-properties fo:margin-top="0cm" fo:margin-bottom="0cm"/>
      <style:text-properties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3" style:family="paragraph">
      <loext:graphic-properties draw:fill="solid" draw:fill-color="#e8f2a1"/>
      <style:paragraph-properties fo:text-align="center" style:writing-mode="lr-tb"/>
      <style:text-properties fo:font-size="12pt"/>
    </style:style>
    <style:style style:name="P14" style:family="paragraph">
      <loext:graphic-properties draw:fill="solid"/>
      <style:paragraph-properties fo:text-align="center"/>
      <style:text-properties fo:font-size="1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860d"/>
      <style:paragraph-properties fo:text-align="center"/>
      <style:text-properties fo:font-size="12pt" fo:font-weight="bold"/>
    </style:style>
    <style:style style:name="P19" style:family="paragraph">
      <style:paragraph-properties fo:text-align="center"/>
      <style:text-properties fo:font-size="12pt" fo:font-weight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21" style:family="paragraph">
      <loext:graphic-properties draw:fill="solid" draw:fill-color="#e8f2a1"/>
      <style:paragraph-properties fo:text-align="center" style:writing-mode="lr-tb"/>
      <style:text-properties fo:font-size="12pt" fo:font-weight="bold"/>
    </style:style>
    <style:style style:name="P22" style:family="paragraph">
      <loext:graphic-properties draw:fill="solid"/>
      <style:paragraph-properties fo:text-align="center"/>
      <style:text-properties fo:font-size="12pt" fo:font-weight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27" style:family="paragraph">
      <loext:graphic-properties draw:fill="solid" draw:fill-color="#e8f2a1"/>
      <style:paragraph-properties fo:text-align="center" style:writing-mode="lr-tb"/>
      <style:text-properties fo:font-size="15pt"/>
    </style:style>
    <style:style style:name="P28" style:family="paragraph">
      <loext:graphic-properties draw:fill="solid"/>
      <style:paragraph-properties fo:text-align="center"/>
      <style:text-properties fo:font-size="15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5pt" style:font-size-asian="10pt" style:font-size-complex="10pt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-color="#ffffff"/>
    </style:style>
    <style:style style:name="P34" style:family="paragraph">
      <loext:graphic-properties draw:fill="solid" draw:fill-color="#2a6099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81d41a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0000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 fo:font-weight="bold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fo:font-size="15pt"/>
    </style:style>
    <style:style style:name="T10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0.762cm" svg:x="3.786cm" svg:y="4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016cm" svg:x="3.78cm" svg:y="3.164cm">
          <draw:text-box>
            <text:p text:style-name="P2">Pre-processing</text:p>
          </draw:text-box>
        </draw:frame>
        <draw:frame draw:style-name="gr3" draw:text-style-name="P3" draw:layer="layout" svg:width="5.08cm" svg:height="0.962cm" svg:x="11.4cm" svg:y="3.218cm">
          <draw:text-box>
            <text:p text:style-name="P2">Filtering</text:p>
          </draw:text-box>
        </draw:frame>
        <draw:frame draw:style-name="gr3" draw:text-style-name="P3" xml:id="id1" draw:id="id1" draw:layer="layout" svg:width="5.08cm" svg:height="0.962cm" svg:x="19.02cm" svg:y="3.164cm">
          <draw:text-box>
            <text:p text:style-name="P2">Scoring</text:p>
          </draw:text-box>
        </draw:frame>
        <draw:frame draw:style-name="gr3" draw:text-style-name="P3" xml:id="id2" draw:id="id2" draw:layer="layout" svg:width="5.08cm" svg:height="0.962cm" svg:x="7.59cm" svg:y="9.952cm">
          <draw:text-box>
            <text:p text:style-name="P2">detection</text:p>
          </draw:text-box>
        </draw:frame>
        <draw:frame draw:style-name="gr4" draw:text-style-name="P3" draw:layer="layout" svg:width="5.08cm" svg:height="0.962cm" svg:x="15.21cm" svg:y="10.006cm">
          <draw:text-box>
            <text:p text:style-name="P2">post-processing</text:p>
          </draw:text-box>
        </draw:frame>
        <draw:line draw:style-name="gr5" draw:text-style-name="P4" draw:layer="layout" svg:x1="8.86cm" svg:y1="3.672cm" svg:x2="11.4cm" svg:y2="3.672cm">
          <text:p/>
        </draw:line>
        <draw:line draw:style-name="gr5" draw:text-style-name="P4" draw:layer="layout" svg:x1="16.56cm" svg:y1="3.672cm" svg:x2="19.1cm" svg:y2="3.672cm">
          <text:p/>
        </draw:line>
        <draw:connector draw:style-name="gr6" draw:text-style-name="P4" draw:layer="layout" draw:line-skew="0cm 1.205cm -3.38cm" svg:x1="24.1cm" svg:y1="3.645cm" svg:x2="7.59cm" svg:y2="10.433cm" draw:start-shape="id1" draw:start-glue-point="1" draw:end-shape="id2" draw:end-glue-point="3" svg:d="M24100 3645h500v4599h-20890v2189h3880" svg:viewBox="0 0 20891 6789">
          <text:p/>
        </draw:connector>
        <draw:frame draw:style-name="gr7" draw:text-style-name="P5" draw:layer="layout" svg:width="5.01cm" svg:height="0.645cm" svg:x="3.78cm" svg:y="4.18cm">
          <draw:text-box>
            <text:p><text:span text:style-name="T1">Accelerometer magnitude</text:span></text:p>
          </draw:text-box>
        </draw:frame>
        <draw:frame draw:style-name="standard" draw:layer="layout" svg:width="5.446cm" svg:height="3.013cm" svg:x="11.208cm" svg:y="4.21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7"><text:span text:style-name="T1">13 sample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Filter type</text:span></text:p>
              </table:table-cell>
              <table:table-cell>
                <text:p text:style-name="P7"><text:span text:style-name="T1">Gaussia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Filter std deviation</text:span></text:p>
              </table:table-cell>
              <table:table-cell>
                <text:p text:style-name="P7"><text:span text:style-name="T1">0.35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Cutoff frequency</text:span></text:p>
              </table:table-cell>
              <table:table-cell>
                <text:p text:style-name="P7"><text:span text:style-name="T1">3 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65cm" svg:height="2.097cm" svg:x="18.973cm" svg:y="4.214cm">
          <table:table table:template-name="bw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1">Type</text:span></text:p>
              </table:table-cell>
              <table:table-cell>
                <text:p text:style-name="P7"><text:span text:style-name="T1">Mean Differenc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">Window size</text:span></text:p>
              </table:table-cell>
              <table:table-cell>
                <text:p text:style-name="P7"><text:span text:style-name="T1">35 sampl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4" draw:layer="layout" svg:x1="12.67cm" svg:y1="10.433cm" svg:x2="15.21cm" svg:y2="10.433cm">
          <text:p/>
        </draw:line>
        <draw:frame draw:style-name="standard" draw:layer="layout" svg:width="4.865cm" svg:height="0.973cm" svg:x="7.5cm" svg:y="10.972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Threshold</text:span></text:p>
              </table:table-cell>
              <table:table-cell>
                <text:p text:style-name="P7"><text:span text:style-name="T1">1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65cm" svg:height="0.973cm" svg:x="15.273cm" svg:y="11.017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7"><text:span text:style-name="T1">200 m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9" draw:layer="layout" svg:width="5.08cm" svg:height="3.556cm" svg:x="11.4cm" svg:y="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08cm" svg:height="2.34cm" svg:x="19.02cm" svg:y="4.1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08cm" svg:height="1.031cm" svg:x="7.59cm" svg:y="10.9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08cm" svg:height="1.086cm" svg:x="15.21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1" draw:layer="layout" svg:width="9.059cm" svg:height="5.334cm" svg:x="8.732cm" svg:y="5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xml:id="id6" draw:id="id6" draw:layer="layout" svg:width="4.718cm" svg:height="0.83cm" svg:x="11.284cm" svg:y="6.36cm">
          <draw:text-box>
            <text:p text:style-name="P2"><text:span text:style-name="T2">Heading Estimation</text:span></text:p>
          </draw:text-box>
        </draw:frame>
        <draw:frame draw:style-name="gr16" draw:text-style-name="P12" xml:id="id5" draw:id="id5" draw:layer="layout" svg:width="4.34cm" svg:height="0.787cm" svg:x="8.979cm" svg:y="8.881cm">
          <draw:text-box>
            <text:p text:style-name="P2"><text:span text:style-name="T2">Step Detection</text:span></text:p>
          </draw:text-box>
        </draw:frame>
        <draw:frame draw:style-name="gr17" draw:text-style-name="P12" xml:id="id8" draw:id="id8" draw:layer="layout" svg:width="3.397cm" svg:height="1.369cm" svg:x="14.115cm" svg:y="8.595cm">
          <draw:text-box>
            <text:p text:style-name="P2"><text:span text:style-name="T2">Step Length Estimation</text:span></text:p>
          </draw:text-box>
        </draw:frame>
        <draw:frame draw:style-name="gr17" draw:text-style-name="P12" xml:id="id4" draw:id="id4" draw:layer="layout" svg:width="2.83cm" svg:height="1.369cm" svg:x="5.722cm" svg:y="6.091cm">
          <draw:text-box>
            <text:p text:style-name="P2"><text:span text:style-name="T2">Orientation Estimation</text:span></text:p>
          </draw:text-box>
        </draw:frame>
        <draw:frame draw:style-name="gr18" draw:text-style-name="P13" xml:id="id3" draw:id="id3" draw:layer="layout" svg:width="2.831cm" svg:height="0.832cm" svg:x="1.47cm" svg:y="7.434cm">
          <draw:text-box>
            <text:p text:style-name="P2"><text:span text:style-name="T2">IMU Sensor</text:span></text:p>
          </draw:text-box>
        </draw:frame>
        <draw:connector draw:style-name="gr19" draw:text-style-name="P14" draw:layer="layout" draw:line-skew="-0.186cm" svg:x1="4.301cm" svg:y1="7.85cm" svg:x2="5.722cm" svg:y2="6.775cm" draw:start-shape="id3" draw:start-glue-point="1" draw:end-shape="id4" draw:end-glue-point="3" svg:d="M4301 7850h525v-1075h896" svg:viewBox="0 0 1422 1076">
          <text:p/>
        </draw:connector>
        <draw:connector draw:style-name="gr19" draw:text-style-name="P14" draw:layer="layout" draw:line-skew="-1.814cm" svg:x1="4.301cm" svg:y1="7.85cm" svg:x2="8.979cm" svg:y2="9.274cm" draw:start-shape="id3" draw:start-glue-point="1" draw:end-shape="id5" draw:end-glue-point="3" svg:d="M4301 7850h525v1424h4153" svg:viewBox="0 0 4679 1425">
          <text:p/>
        </draw:connector>
        <draw:custom-shape draw:style-name="gr20" draw:text-style-name="P11" xml:id="id7" draw:id="id7" draw:layer="layout" svg:width="0.914cm" svg:height="0.915cm" svg:x="18.401cm" svg:y="7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0.914cm" svg:height="0.725cm" svg:x="18.401cm" svg:y="7.697cm">
          <draw:text-box>
            <text:p text:style-name="P2"><text:span text:style-name="T2">+</text:span></text:p>
          </draw:text-box>
        </draw:frame>
        <draw:connector draw:style-name="gr19" draw:text-style-name="P14" draw:layer="layout" svg:x1="16.002cm" svg:y1="6.775cm" svg:x2="18.858cm" svg:y2="7.621cm" draw:start-shape="id6" draw:start-glue-point="1" draw:end-shape="id7" draw:end-glue-point="4" svg:d="M16002 6775h2856v846" svg:viewBox="0 0 2857 847">
          <text:p/>
        </draw:connector>
        <draw:connector draw:style-name="gr19" draw:text-style-name="P14" draw:layer="layout" svg:x1="17.512cm" svg:y1="9.279cm" svg:x2="18.858cm" svg:y2="8.536cm" draw:start-shape="id8" draw:start-glue-point="1" draw:end-shape="id7" draw:end-glue-point="8" svg:d="M17512 9279h1346v-743" svg:viewBox="0 0 1347 744">
          <text:p/>
        </draw:connector>
        <draw:frame draw:style-name="gr22" draw:text-style-name="P12" draw:layer="layout" svg:width="2.515cm" svg:height="1.199cm" svg:x="21.707cm" svg:y="7.413cm">
          <draw:text-box>
            <text:p text:style-name="P2"><text:span text:style-name="T2">Drift Reduction</text:span></text:p>
          </draw:text-box>
        </draw:frame>
        <draw:connector draw:style-name="gr19" draw:text-style-name="P14" draw:layer="layout" draw:type="line" svg:x1="13.319cm" svg:y1="9.274cm" svg:x2="14.115cm" svg:y2="9.279cm" draw:start-shape="id5" draw:start-glue-point="1" draw:end-shape="id8" draw:end-glue-point="3" svg:d="M13319 9274l796 5" svg:viewBox="0 0 797 6">
          <text:p/>
        </draw:connector>
        <draw:connector draw:style-name="gr19" draw:text-style-name="P14" draw:layer="layout" draw:type="line" svg:x1="8.552cm" svg:y1="6.775cm" svg:x2="11.284cm" svg:y2="6.775cm" draw:start-shape="id4" draw:start-glue-point="1" draw:end-shape="id6" draw:end-glue-point="3" svg:d="M8552 6775h2732" svg:viewBox="0 0 2733 1">
          <text:p/>
        </draw:connector>
        <draw:line draw:style-name="gr19" draw:text-style-name="P15" draw:layer="layout" svg:x1="19.315cm" svg:y1="8.104cm" svg:x2="21.707cm" svg:y2="8.104cm">
          <text:p/>
        </draw:line>
        <draw:line draw:style-name="gr19" draw:text-style-name="P15" draw:layer="layout" svg:x1="24.192cm" svg:y1="8.104cm" svg:x2="26.686cm" svg:y2="8.104cm">
          <text:p/>
        </draw:line>
        <draw:frame draw:style-name="gr23" draw:text-style-name="P16" draw:layer="layout" svg:width="2.032cm" svg:height="1.433cm" svg:x="19.22cm" svg:y="6.78cm">
          <draw:text-box>
            <text:p text:style-name="P2"><text:span text:style-name="T1">Initial position estimate</text:span></text:p>
          </draw:text-box>
        </draw:frame>
        <draw:frame draw:style-name="gr23" draw:text-style-name="P16" draw:layer="layout" svg:width="2.032cm" svg:height="1.433cm" svg:x="24.222cm" svg:y="6.671cm">
          <draw:text-box>
            <text:p text:style-name="P2"><text:span text:style-name="T1">final position estimate</text:span></text:p>
          </draw:text-box>
        </draw:frame>
        <draw:frame draw:style-name="gr24" draw:text-style-name="P17" draw:layer="layout" svg:width="3.81cm" svg:height="0.962cm" svg:x="11.398cm" svg:y="5.126cm">
          <draw:text-box>
            <text:p text:style-name="P2">SHS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5" draw:text-style-name="P18" draw:layer="layout" svg:width="6.604cm" svg:height="8.128cm" svg:x="18.288cm" svg:y="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9.059cm" svg:height="8.088cm" svg:x="7.416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xml:id="id12" draw:id="id12" draw:layer="layout" svg:width="4.718cm" svg:height="1.673cm" svg:x="9.868cm" svg:y="7.246cm">
          <draw:text-box>
            <text:p text:style-name="P2"><text:span text:style-name="T3">Heading Estimation</text:span></text:p>
            <text:p text:style-name="P2"><text:span text:style-name="T4">Frequency analysis of Inertial Signals (FIS)</text:span></text:p>
          </draw:text-box>
        </draw:frame>
        <draw:frame draw:style-name="gr28" draw:text-style-name="P20" xml:id="id11" draw:id="id11" draw:layer="layout" svg:width="4.34cm" svg:height="2.621cm" svg:x="7.722cm" svg:y="10.682cm">
          <draw:text-box>
            <text:p text:style-name="P2"><text:span text:style-name="T3">Step Detection</text:span></text:p>
            <text:p text:style-name="P2"><text:span text:style-name="T4">threshold on standard deviation of acceleration norm</text:span></text:p>
          </draw:text-box>
        </draw:frame>
        <draw:frame draw:style-name="gr29" draw:text-style-name="P20" xml:id="id13" draw:id="id13" draw:layer="layout" svg:width="3.397cm" svg:height="2.406cm" svg:x="12.699cm" svg:y="10.816cm">
          <draw:text-box>
            <text:p text:style-name="P2"><text:span text:style-name="T3">Step Length Estimation</text:span></text:p>
            <text:p text:style-name="P2"><text:span text:style-name="T4">windowed peak detection</text:span></text:p>
          </draw:text-box>
        </draw:frame>
        <draw:frame draw:style-name="gr30" draw:text-style-name="P20" xml:id="id10" draw:id="id10" draw:layer="layout" svg:width="2.83cm" svg:height="4.043cm" svg:x="4.427cm" svg:y="6.056cm">
          <draw:text-box>
            <text:p text:style-name="P2"><text:span text:style-name="T3">Orientation Estimation</text:span></text:p>
            <text:p text:style-name="P2"><text:span text:style-name="T4">Extended Kalman Filter with magnetic distubance rejection</text:span></text:p>
          </draw:text-box>
        </draw:frame>
        <draw:frame draw:style-name="gr31" draw:text-style-name="P21" xml:id="id9" draw:id="id9" draw:layer="layout" svg:width="2.994cm" svg:height="1.385cm" svg:x="0.054cm" svg:y="9.144cm">
          <draw:text-box>
            <text:p text:style-name="P2"><text:span text:style-name="T5">Smartphone</text:span></text:p>
            <text:p text:style-name="P2"><text:span text:style-name="T5">IMU Sensor</text:span></text:p>
          </draw:text-box>
        </draw:frame>
        <draw:connector draw:style-name="gr32" draw:text-style-name="P22" draw:layer="layout" draw:line-skew="0.072cm" svg:x1="3.048cm" svg:y1="9.836cm" svg:x2="4.427cm" svg:y2="8.077cm" draw:start-shape="id9" draw:start-glue-point="1" draw:end-shape="id10" draw:end-glue-point="3" svg:d="M3048 9836h762v-1759h617" svg:viewBox="0 0 1380 1760">
          <text:p/>
        </draw:connector>
        <draw:connector draw:style-name="gr32" draw:text-style-name="P22" draw:layer="layout" draw:line-skew="-1.575cm" svg:x1="3.048cm" svg:y1="9.836cm" svg:x2="7.722cm" svg:y2="11.992cm" draw:start-shape="id9" draw:start-glue-point="1" draw:end-shape="id11" draw:end-glue-point="3" svg:d="M3048 9836h762v2156h3912" svg:viewBox="0 0 4675 2157">
          <text:p/>
        </draw:connector>
        <draw:g>
          <draw:custom-shape draw:style-name="gr33" draw:text-style-name="P19" draw:layer="layout" svg:width="0.914cm" svg:height="0.914cm" svg:x="16.985cm" svg:y="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0" draw:layer="layout" svg:width="0.914cm" svg:height="0.923cm" svg:x="16.985cm" svg:y="9.65cm">
            <draw:text-box>
              <text:p text:style-name="P2"><text:span text:style-name="T5">+</text:span></text:p>
            </draw:text-box>
          </draw:frame>
        </draw:g>
        <draw:connector draw:style-name="gr32" draw:text-style-name="P22" draw:layer="layout" svg:x1="14.586cm" svg:y1="8.082cm" svg:x2="17.442cm" svg:y2="9.55cm" draw:start-shape="id12" draw:start-glue-point="1" svg:d="M14586 8082h1679v1468h1177" svg:viewBox="0 0 2857 1469">
          <text:p/>
        </draw:connector>
        <draw:connector draw:style-name="gr32" draw:text-style-name="P22" draw:layer="layout" svg:x1="16.096cm" svg:y1="12.019cm" svg:x2="17.442cm" svg:y2="10.464cm" draw:start-shape="id13" draw:start-glue-point="1" svg:d="M16096 12019h924v-1555h422" svg:viewBox="0 0 1347 1556">
          <text:p/>
        </draw:connector>
        <draw:connector draw:style-name="gr32" draw:text-style-name="P22" draw:layer="layout" draw:type="line" svg:x1="12.062cm" svg:y1="11.992cm" svg:x2="12.699cm" svg:y2="12.019cm" draw:start-shape="id11" draw:start-glue-point="1" draw:end-shape="id13" draw:end-glue-point="3" svg:d="M12062 11992l637 27" svg:viewBox="0 0 638 28">
          <text:p/>
        </draw:connector>
        <draw:connector draw:style-name="gr32" draw:text-style-name="P22" draw:layer="layout" draw:type="line" svg:x1="7.257cm" svg:y1="8.077cm" svg:x2="9.868cm" svg:y2="8.082cm" draw:start-shape="id10" draw:start-glue-point="1" draw:end-shape="id12" draw:end-glue-point="3" svg:d="M7257 8077l2611 5" svg:viewBox="0 0 2612 6">
          <text:p/>
        </draw:connector>
        <draw:frame draw:style-name="gr35" draw:text-style-name="P23" draw:layer="layout" svg:width="2.032cm" svg:height="1.433cm" svg:x="17.804cm" svg:y="8.655cm">
          <draw:text-box>
            <text:p text:style-name="P2"><text:span text:style-name="T6">Initial position estimate</text:span></text:p>
          </draw:text-box>
        </draw:frame>
        <draw:frame draw:style-name="gr35" draw:text-style-name="P23" draw:layer="layout" svg:width="2.032cm" svg:height="1.433cm" svg:x="25.146cm" svg:y="8.56cm">
          <draw:text-box>
            <text:p text:style-name="P2"><text:span text:style-name="T6">final position estimate</text:span></text:p>
          </draw:text-box>
        </draw:frame>
        <draw:frame draw:style-name="gr36" draw:text-style-name="P24" draw:layer="layout" svg:width="3.81cm" svg:height="1.562cm" svg:x="9.982cm" svg:y="5.984cm">
          <draw:text-box>
            <text:p text:style-name="P2"><text:span text:style-name="T7">SHS</text:span></text:p>
          </draw:text-box>
        </draw:frame>
        <draw:frame draw:style-name="gr37" draw:text-style-name="P25" xml:id="id18" draw:id="id18" draw:layer="layout" svg:width="2.032cm" svg:height="1.27cm" svg:x="20.43cm" svg:y="9.358cm">
          <draw:text-box>
            <text:p text:style-name="P2"><text:span text:style-name="T8">Particle Filter</text:span></text:p>
          </draw:text-box>
        </draw:frame>
        <draw:frame draw:style-name="gr38" draw:text-style-name="P25" xml:id="id14" draw:id="id14" draw:layer="layout" svg:width="2.755cm" svg:height="1.199cm" svg:x="21.805cm" svg:y="4.332cm">
          <draw:text-box>
            <text:p text:style-name="P2"><text:span text:style-name="T8">Activity recognition</text:span></text:p>
          </draw:text-box>
        </draw:frame>
        <draw:frame draw:style-name="gr37" draw:text-style-name="P25" xml:id="id16" draw:id="id16" draw:layer="layout" svg:width="2.693cm" svg:height="1.27cm" svg:x="18.528cm" svg:y="6.364cm">
          <draw:text-box>
            <text:p text:style-name="P2"><text:span text:style-name="T8">Map Information</text:span></text:p>
          </draw:text-box>
        </draw:frame>
        <draw:frame draw:style-name="gr37" draw:text-style-name="P25" xml:id="id15" draw:id="id15" draw:layer="layout" svg:width="2.693cm" svg:height="1.27cm" svg:x="21.83cm" svg:y="6.364cm">
          <draw:text-box>
            <text:p text:style-name="P2"><text:span text:style-name="T8">Landmark Detection</text:span></text:p>
          </draw:text-box>
        </draw:frame>
        <draw:connector draw:style-name="gr39" draw:text-style-name="P15" draw:layer="layout" draw:type="line" svg:x1="23.182cm" svg:y1="5.531cm" svg:x2="23.176cm" svg:y2="6.364cm" draw:start-shape="id14" draw:start-glue-point="2" draw:end-shape="id15" draw:end-glue-point="0" svg:d="M23182 5531l-6 833" svg:viewBox="0 0 7 834">
          <text:p/>
        </draw:connector>
        <draw:connector draw:style-name="gr39" draw:text-style-name="P15" draw:layer="layout" draw:type="line" svg:x1="21.221cm" svg:y1="6.999cm" svg:x2="21.83cm" svg:y2="6.999cm" draw:start-shape="id16" draw:start-glue-point="1" draw:end-shape="id15" draw:end-glue-point="3" svg:d="M21221 6999h609" svg:viewBox="0 0 610 1">
          <text:p/>
        </draw:connector>
        <draw:custom-shape draw:style-name="gr40" draw:text-style-name="P4" draw:layer="layout" svg:width="0.915cm" svg:height="1.27cm" svg:x="21.808cm" svg:y="9.3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7" draw:id="id17" draw:layer="layout" svg:width="0.915cm" svg:height="1.27cm" svg:x="20.231cm" svg:y="9.358cm">
          <text:p/>
          <draw:enhanced-geometry svg:viewBox="0 0 21600 21600" draw:type="rectangle" draw:enhanced-path="M 0 0 L 21600 0 21600 21600 0 21600 0 0 Z N"/>
        </draw:custom-shape>
        <draw:connector draw:style-name="gr39" draw:text-style-name="P15" draw:layer="layout" draw:line-skew="-0.201cm" svg:x1="19.874cm" svg:y1="7.634cm" svg:x2="20.688cm" svg:y2="9.358cm" draw:start-shape="id16" draw:start-glue-point="2" draw:end-shape="id17" draw:end-glue-point="0" svg:d="M19874 7634v662h814v1062" svg:viewBox="0 0 815 1725">
          <text:p/>
        </draw:connector>
        <draw:connector draw:style-name="gr39" draw:text-style-name="P15" draw:layer="layout" svg:x1="23.176cm" svg:y1="7.634cm" svg:x2="21.446cm" svg:y2="9.358cm" draw:start-shape="id15" draw:start-glue-point="2" draw:end-shape="id18" draw:end-glue-point="0" svg:d="M23176 7634v862h-1730v862" svg:viewBox="0 0 1731 1725">
          <text:p/>
        </draw:connector>
        <draw:connector draw:style-name="gr39" draw:text-style-name="P15" draw:layer="layout" draw:type="line" svg:x1="17.899cm" svg:y1="10.007cm" svg:x2="20.43cm" svg:y2="9.993cm" draw:end-shape="id18" svg:d="M17899 10007l2531-14" svg:viewBox="0 0 2532 15">
          <text:p/>
        </draw:connector>
        <draw:frame draw:style-name="gr41" draw:text-style-name="P24" draw:layer="layout" svg:width="6.35cm" svg:height="0.962cm" svg:x="18.542cm" svg:y="3.01cm">
          <draw:text-box>
            <text:p text:style-name="P2"><text:span text:style-name="T7">Drift Reduction</text:span></text:p>
          </draw:text-box>
        </draw:frame>
        <draw:connector draw:style-name="gr39" draw:text-style-name="P15" draw:layer="layout" draw:type="line" svg:x1="22.462cm" svg:y1="9.993cm" svg:x2="26.723cm" svg:y2="9.988cm" draw:start-shape="id18" svg:d="M22462 9993l4261-5" svg:viewBox="0 0 4262 6">
          <text:p/>
        </draw:connector>
        <draw:frame draw:style-name="gr31" draw:text-style-name="P21" xml:id="id19" draw:id="id19" draw:layer="layout" svg:width="2.994cm" svg:height="1.385cm" svg:x="21.692cm" svg:y="0.901cm">
          <draw:text-box>
            <text:p text:style-name="P2"><text:span text:style-name="T5">Smartwatch</text:span></text:p>
            <text:p text:style-name="P2"><text:span text:style-name="T5">IMU Sensor</text:span></text:p>
          </draw:text-box>
        </draw:frame>
        <draw:connector draw:style-name="gr39" draw:text-style-name="P15" draw:layer="layout" draw:type="line" svg:x1="23.189cm" svg:y1="2.286cm" svg:x2="23.182cm" svg:y2="4.332cm" draw:start-shape="id19" draw:start-glue-point="2" draw:end-shape="id14" draw:end-glue-point="0" svg:d="M23189 2286l-7 2046" svg:viewBox="0 0 8 2047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2" draw:text-style-name="P11" draw:layer="layout" svg:width="6.35cm" svg:height="6.412cm" svg:x="8.128cm" svg:y="3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6" xml:id="id21" draw:id="id21" draw:layer="layout" svg:width="4.744cm" svg:height="2.155cm" svg:x="9.041cm" svg:y="6.927cm">
          <draw:text-box>
            <text:p text:style-name="P2"><text:span text:style-name="T9">Pose Estimation</text:span></text:p>
          </draw:text-box>
        </draw:frame>
        <draw:frame draw:style-name="gr44" draw:text-style-name="P27" xml:id="id20" draw:id="id20" draw:layer="layout" svg:width="4.745cm" svg:height="1.31cm" svg:x="0.879cm" svg:y="7.347cm">
          <draw:text-box>
            <text:p text:style-name="P2"><text:span text:style-name="T9">IMU Sensor</text:span></text:p>
          </draw:text-box>
        </draw:frame>
        <draw:frame draw:style-name="gr45" draw:text-style-name="P26" draw:layer="layout" svg:width="4.216cm" svg:height="1.887cm" svg:x="17.816cm" svg:y="7.061cm">
          <draw:text-box>
            <text:p text:style-name="P2"><text:span text:style-name="T9">Drift Reduction</text:span></text:p>
          </draw:text-box>
        </draw:frame>
        <draw:line draw:style-name="gr46" draw:text-style-name="P28" draw:layer="layout" svg:x1="13.807cm" svg:y1="8.004cm" svg:x2="17.817cm" svg:y2="8.004cm">
          <text:p/>
        </draw:line>
        <draw:line draw:style-name="gr46" draw:text-style-name="P28" draw:layer="layout" svg:x1="21.981cm" svg:y1="8.004cm" svg:x2="26.162cm" svg:y2="8.004cm">
          <text:p/>
        </draw:line>
        <draw:frame draw:style-name="gr47" draw:text-style-name="P29" draw:layer="layout" svg:width="3.406cm" svg:height="2.255cm" svg:x="14.183cm" svg:y="6.107cm">
          <draw:text-box>
            <text:p text:style-name="P2"><text:span text:style-name="T10">Initial position estimate</text:span></text:p>
          </draw:text-box>
        </draw:frame>
        <draw:frame draw:style-name="gr48" draw:text-style-name="P29" draw:layer="layout" svg:width="3.406cm" svg:height="2.256cm" svg:x="22.032cm" svg:y="6.106cm">
          <draw:text-box>
            <text:p text:style-name="P2"><text:span text:style-name="T10">final position estimate</text:span></text:p>
          </draw:text-box>
        </draw:frame>
        <draw:connector draw:style-name="gr46" draw:text-style-name="P28" draw:layer="layout" draw:type="line" svg:x1="5.624cm" svg:y1="8.002cm" svg:x2="9.041cm" svg:y2="8.004cm" draw:start-shape="id20" draw:start-glue-point="1" draw:end-shape="id21" draw:end-glue-point="3" svg:d="M5624 8002l3417 2" svg:viewBox="0 0 3418 3">
          <text:p/>
        </draw:connector>
        <draw:frame draw:style-name="gr24" draw:text-style-name="P17" draw:layer="layout" svg:width="3.81cm" svg:height="0.962cm" svg:x="9.398cm" svg:y="3.426cm">
          <draw:text-box>
            <text:p text:style-name="P2">INS</text:p>
          </draw:text-box>
        </draw:frame>
        <draw:frame draw:style-name="gr49" draw:text-style-name="P26" xml:id="id22" draw:id="id22" draw:layer="layout" svg:width="2.286cm" svg:height="1.27cm" svg:x="10.27cm" svg:y="4.826cm">
          <draw:text-box>
            <text:p text:style-name="P2"><text:span text:style-name="T9">ZUPT</text:span></text:p>
          </draw:text-box>
        </draw:frame>
        <draw:connector draw:style-name="gr50" draw:text-style-name="P4" draw:layer="layout" draw:line-skew="-1.089cm" svg:x1="5.624cm" svg:y1="8.002cm" svg:x2="10.27cm" svg:y2="5.461cm" draw:start-shape="id20" draw:start-glue-point="1" draw:end-shape="id22" draw:end-glue-point="3" svg:d="M5624 8002h1234v-2541h3412" svg:viewBox="0 0 4647 2542">
          <text:p/>
        </draw:connector>
        <draw:connector draw:style-name="gr50" draw:text-style-name="P4" draw:layer="layout" draw:type="line" svg:x1="11.413cm" svg:y1="6.096cm" svg:x2="11.413cm" svg:y2="6.927cm" draw:start-shape="id22" draw:start-glue-point="2" draw:end-shape="id21" draw:end-glue-point="0" svg:d="M11413 6096v831" svg:viewBox="0 0 1 832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1" draw:text-style-name="P30" xml:id="id23" draw:id="id23" draw:layer="layout" svg:width="7.112cm" svg:height="1.016cm" svg:x="2.164cm" svg:y="4.456cm">
          <draw:text-box>
            <text:p>Time Domain Analysis</text:p>
          </draw:text-box>
        </draw:frame>
        <draw:frame draw:style-name="gr51" draw:text-style-name="P30" draw:layer="layout" svg:width="8.382cm" svg:height="1.016cm" svg:x="0.894cm" svg:y="8.752cm">
          <draw:text-box>
            <text:p>Frequency Domain Analysis</text:p>
          </draw:text-box>
        </draw:frame>
        <draw:frame draw:style-name="gr51" draw:text-style-name="P32" xml:id="id30" draw:id="id30" draw:layer="layout" svg:width="6.858cm" svg:height="1.016cm" svg:x="2.418cm" svg:y="11.546cm">
          <draw:text-box>
            <text:p text:style-name="P31">Feature Classification</text:p>
          </draw:text-box>
        </draw:frame>
        <draw:frame draw:style-name="gr52" draw:text-style-name="P30" xml:id="id24" draw:id="id24" draw:layer="layout" svg:width="4.318cm" svg:height="0.962cm" svg:x="13.024cm" svg:y="2.143cm">
          <draw:text-box>
            <text:p>Thresholding</text:p>
          </draw:text-box>
        </draw:frame>
        <draw:frame draw:style-name="gr51" draw:text-style-name="P30" xml:id="id25" draw:id="id25" draw:layer="layout" svg:width="8.128cm" svg:height="1.016cm" svg:x="13.024cm" svg:y="3.527cm">
          <draw:text-box>
            <text:p>Windowed Peak Detection</text:p>
          </draw:text-box>
        </draw:frame>
        <draw:frame draw:style-name="gr51" draw:text-style-name="P30" xml:id="id26" draw:id="id26" draw:layer="layout" svg:width="5.01cm" svg:height="1.016cm" svg:x="13.024cm" svg:y="5.164cm">
          <draw:text-box>
            <text:p>Autocorrelation</text:p>
          </draw:text-box>
        </draw:frame>
        <draw:frame draw:style-name="gr51" draw:text-style-name="P30" xml:id="id27" draw:id="id27" draw:layer="layout" svg:width="7.112cm" svg:height="1.016cm" svg:x="13.024cm" svg:y="6.558cm">
          <draw:text-box>
            <text:p>Dynamic Time Warping</text:p>
          </draw:text-box>
        </draw:frame>
        <draw:connector draw:style-name="gr53" draw:text-style-name="P4" draw:layer="layout" svg:x1="9.276cm" svg:y1="4.964cm" svg:x2="13.024cm" svg:y2="2.624cm" draw:start-shape="id23" draw:start-glue-point="1" draw:end-shape="id24" svg:d="M9276 4964h1874v-2340h1874" svg:viewBox="0 0 3749 2341">
          <text:p/>
        </draw:connector>
        <draw:connector draw:style-name="gr53" draw:text-style-name="P4" draw:layer="layout" svg:x1="9.276cm" svg:y1="4.964cm" svg:x2="13.024cm" svg:y2="4.035cm" draw:start-shape="id23" draw:start-glue-point="1" draw:end-shape="id25" draw:end-glue-point="3" svg:d="M9276 4964h1874v-929h1874" svg:viewBox="0 0 3749 930">
          <text:p/>
        </draw:connector>
        <draw:connector draw:style-name="gr53" draw:text-style-name="P4" draw:layer="layout" svg:x1="9.276cm" svg:y1="4.964cm" svg:x2="13.024cm" svg:y2="5.672cm" draw:start-shape="id23" draw:start-glue-point="1" draw:end-shape="id26" svg:d="M9276 4964h1874v708h1874" svg:viewBox="0 0 3749 709">
          <text:p/>
        </draw:connector>
        <draw:connector draw:style-name="gr53" draw:text-style-name="P4" draw:layer="layout" svg:x1="9.276cm" svg:y1="4.964cm" svg:x2="13.024cm" svg:y2="7.066cm" draw:start-shape="id23" draw:start-glue-point="1" draw:end-shape="id27" draw:end-glue-point="3" svg:d="M9276 4964h1874v2102h1874" svg:viewBox="0 0 3749 2103">
          <text:p/>
        </draw:connector>
        <draw:frame draw:style-name="gr52" draw:text-style-name="P30" xml:id="id29" draw:id="id29" draw:layer="layout" svg:width="9.144cm" svg:height="0.962cm" svg:x="13.024cm" svg:y="8.498cm">
          <draw:text-box>
            <text:p>Short Term Fourier Transform</text:p>
          </draw:text-box>
        </draw:frame>
        <draw:frame draw:style-name="gr51" draw:text-style-name="P30" xml:id="id28" draw:id="id28" draw:layer="layout" svg:width="9.652cm" svg:height="1.016cm" svg:x="13.024cm" svg:y="9.768cm">
          <draw:text-box>
            <text:p>Continuous Discrete Transform</text:p>
          </draw:text-box>
        </draw:frame>
        <draw:frame draw:style-name="gr51" draw:text-style-name="P30" xml:id="id31" draw:id="id31" draw:layer="layout" svg:width="6.858cm" svg:height="1.016cm" svg:x="13.024cm" svg:y="11.8cm">
          <draw:text-box>
            <text:p>K-Means Clustering</text:p>
          </draw:text-box>
        </draw:frame>
        <draw:frame draw:style-name="gr52" draw:text-style-name="P30" xml:id="id32" draw:id="id32" draw:layer="layout" svg:width="7.62cm" svg:height="0.962cm" svg:x="13.024cm" svg:y="13.07cm">
          <draw:text-box>
            <text:p>Hidden Markov Model</text:p>
          </draw:text-box>
        </draw:frame>
        <draw:connector draw:style-name="gr53" draw:text-style-name="P4" draw:layer="layout" draw:line-skew="-0.112cm" svg:x1="9.276cm" svg:y1="9.26cm" svg:x2="13.024cm" svg:y2="10.276cm" draw:end-shape="id28" svg:d="M9276 9260h1512v1016h2236" svg:viewBox="0 0 3749 1017">
          <text:p/>
        </draw:connector>
        <draw:connector draw:style-name="gr53" draw:text-style-name="P4" draw:layer="layout" draw:line-skew="-0.112cm" svg:x1="9.276cm" svg:y1="9.26cm" svg:x2="13.024cm" svg:y2="8.979cm" draw:end-shape="id29" draw:end-glue-point="3" svg:d="M9276 9260h1512v-281h2236" svg:viewBox="0 0 3749 282">
          <text:p/>
        </draw:connector>
        <draw:connector draw:style-name="gr53" draw:text-style-name="P4" draw:layer="layout" svg:x1="9.276cm" svg:y1="12.054cm" svg:x2="13.024cm" svg:y2="12.308cm" draw:start-shape="id30" draw:start-glue-point="1" draw:end-shape="id31" draw:end-glue-point="3" svg:d="M9276 12054h1874v254h1874" svg:viewBox="0 0 3749 255">
          <text:p/>
        </draw:connector>
        <draw:connector draw:style-name="gr53" draw:text-style-name="P4" draw:layer="layout" svg:x1="9.276cm" svg:y1="12.054cm" svg:x2="13.024cm" svg:y2="13.551cm" draw:start-shape="id30" draw:start-glue-point="1" draw:end-shape="id32" draw:end-glue-point="3" svg:d="M9276 12054h1874v1497h1874" svg:viewBox="0 0 3749 1498">
          <text:p/>
        </draw:connector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4" draw:text-style-name="P34" draw:layer="layout" svg:width="8.221cm" svg:height="8.221cm" svg:x="8.498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draw:layer="layout" svg:width="8.221cm" svg:height="8.221cm" svg:x="11.96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draw:layer="layout" svg:width="8.221cm" svg:height="8.221cm" svg:x="8.872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7" draw:layer="layout" svg:width="1.121cm" svg:height="1.121cm" svg:x="12.329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7" draw:layer="layout" svg:width="1.121cm" svg:height="1.121cm" svg:x="15.598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1.121cm" svg:height="1.121cm" svg:x="11.861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762cm" svg:height="4.064cm" svg:x="10.322cm" svg:y="5.809cm">
          <text:p/>
          <draw:enhanced-geometry svg:viewBox="0 0 21600 21600" draw:type="rectangle" draw:enhanced-path="M 0 0 L 21600 0 21600 21600 0 21600 0 0 Z N"/>
        </draw:custom-shape>
        <draw:frame draw:style-name="gr61" draw:text-style-name="P30" draw:layer="layout" svg:width="0.762cm" svg:height="3.095cm" svg:x="10.26cm" svg:y="6.403cm">
          <draw:text-box>
            <text:p>D</text:p>
            <text:p>O</text:p>
            <text:p>O</text:p>
            <text:p>R</text:p>
          </draw:text-box>
        </draw:frame>
        <draw:frame draw:style-name="gr62" draw:text-style-name="P30" draw:layer="layout" svg:width="1.524cm" svg:height="0.962cm" svg:x="12.246cm" svg:y="4.98cm">
          <draw:text-box>
            <text:p>P1</text:p>
          </draw:text-box>
        </draw:frame>
        <draw:frame draw:style-name="gr62" draw:text-style-name="P30" draw:layer="layout" svg:width="1.524cm" svg:height="0.962cm" svg:x="15.569cm" svg:y="8.89cm">
          <draw:text-box>
            <text:p>P2</text:p>
          </draw:text-box>
        </draw:frame>
        <draw:frame draw:style-name="gr62" draw:text-style-name="P30" draw:layer="layout" svg:width="1.524cm" svg:height="0.962cm" svg:x="12.246cm" svg:y="4.98cm">
          <draw:text-box>
            <text:p>P1</text:p>
          </draw:text-box>
        </draw:frame>
        <draw:frame draw:style-name="gr62" draw:text-style-name="P30" draw:layer="layout" svg:width="1.524cm" svg:height="0.962cm" svg:x="11.861cm" svg:y="10.388cm">
          <draw:text-box>
            <text:p>P3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2" draw:display-name="Transparency 32" draw:style="radial" draw:cx="50%" draw:cy="50%" draw:start="0%" draw:end="100%" draw:border="3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22T15:19:35.181010279</meta:creation-date>
    <dc:date>2020-10-26T20:31:55.925049781</dc:date>
    <meta:editing-duration>PT5H33M35S</meta:editing-duration>
    <meta:editing-cycles>11</meta:editing-cycles>
    <meta:generator>LibreOffice/7.0.2.2$Linux_X86_64 LibreOffice_project/0b4360524e0359c479b908cb9f8f3765ab0cc7ad</meta:generator>
    <meta:document-statistic meta:object-count="150"/>
  </office:meta>
</office:document-meta>
</file>